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Khmer OS System2" svg:font-family="'Khmer OS System'"/>
    <style:font-face style:name="Khmer OS System" svg:font-family="'Khmer OS System'" style:font-family-generic="swiss"/>
    <style:font-face style:name="Courier New" svg:font-family="'Courier New'" style:font-adornments="Regular" style:font-pitch="fixed"/>
    <style:font-face style:name="Khmer OS System1" svg:font-family="'Khmer OS System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Khmer OS" svg:font-family="'Khmer OS'" style:font-family-generic="system" style:font-pitch="variable"/>
  </office:font-face-decls>
  <office:automatic-styles>
    <style:style style:name="P1" style:family="paragraph" style:parent-style-name="Standard">
      <style:text-properties officeooo:paragraph-rsid="000d7ef5"/>
    </style:style>
    <style:style style:name="P2" style:family="paragraph" style:parent-style-name="Standard">
      <style:text-properties style:font-name="Khmer OS"/>
    </style:style>
    <style:style style:name="P3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dc9f3"/>
    </style:style>
    <style:style style:name="P4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dd579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Khmer OS System" fo:font-size="12pt" officeooo:paragraph-rsid="000dd579" style:font-size-asian="12pt" style:font-name-complex="Khmer OS System2" style:font-size-complex="12pt" style:language-complex="km" style:country-complex="KH"/>
    </style:style>
    <style:style style:name="P6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Khmer OS System" fo:font-size="12pt" officeooo:paragraph-rsid="000f7ad5" style:font-size-asian="12pt" style:font-name-complex="Khmer OS System2" style:font-size-complex="12pt" style:language-complex="km" style:country-complex="KH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f7ad5"/>
    </style:style>
    <style:style style:name="P9" style:family="paragraph" style:parent-style-name="Standard">
      <style:paragraph-properties fo:text-align="center" style:justify-single-word="false"/>
      <style:text-properties officeooo:paragraph-rsid="0013ca2f"/>
    </style:style>
    <style:style style:name="P10" style:family="paragraph" style:parent-style-name="Standard">
      <style:paragraph-properties fo:text-align="center" style:justify-single-word="false"/>
      <style:text-properties officeooo:paragraph-rsid="001487af"/>
    </style:style>
    <style:style style:name="P11" style:family="paragraph" style:parent-style-name="Standard">
      <style:paragraph-properties fo:text-align="center" style:justify-single-word="false"/>
      <style:text-properties officeooo:paragraph-rsid="001532d3"/>
    </style:style>
    <style:style style:name="P12" style:family="paragraph" style:parent-style-name="Standard">
      <style:paragraph-properties fo:text-align="center" style:justify-single-word="false"/>
      <style:text-properties fo:color="#fc5c00" loext:opacity="100%" style:font-name="Khmer OS" fo:font-size="14pt" fo:font-weight="bold" style:font-weight-asian="bold" style:font-weight-complex="bold"/>
    </style:style>
    <style:style style:name="P13" style:family="paragraph" style:parent-style-name="Standard">
      <style:text-properties officeooo:paragraph-rsid="0011a5fe"/>
    </style:style>
    <style:style style:name="P14" style:family="paragraph" style:parent-style-name="Standard">
      <style:text-properties officeooo:paragraph-rsid="00125e3a"/>
    </style:style>
    <style:style style:name="P15" style:family="paragraph" style:parent-style-name="Standard">
      <style:text-properties officeooo:paragraph-rsid="000d7ef5"/>
    </style:style>
    <style:style style:name="P16" style:family="paragraph" style:parent-style-name="Standard" style:master-page-name="MP0">
      <style:paragraph-properties style:page-number="auto" fo:break-before="page"/>
      <style:text-properties officeooo:paragraph-rsid="00170ef7"/>
    </style:style>
    <style:style style:name="T1" style:family="text">
      <style:text-properties style:font-name="Khmer OS"/>
    </style:style>
    <style:style style:name="T2" style:family="text">
      <style:text-properties style:font-name="Khmer OS" fo:font-size="14pt" fo:font-style="normal" fo:font-weight="bold" officeooo:rsid="00170ef7" style:font-style-asian="normal" style:font-weight-asian="bold" style:font-style-complex="normal" style:font-weight-complex="bold"/>
    </style:style>
    <style:style style:name="T3" style:family="text">
      <style:text-properties style:font-name="Khmer OS" style:text-underline-style="solid" style:text-underline-width="auto" style:text-underline-color="font-color"/>
    </style:style>
    <style:style style:name="T4" style:family="text">
      <style:text-properties style:font-name="Khmer O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Khmer OS" officeooo:rsid="00170ef7"/>
    </style:style>
    <style:style style:name="T6" style:family="text">
      <style:text-properties style:font-name="Khmer OS" fo:font-style="italic" officeooo:rsid="00170ef7" style:font-style-asian="italic" style:font-style-complex="italic"/>
    </style:style>
    <style:style style:name="T7" style:family="text">
      <style:text-properties style:font-name="Khmer OS" fo:font-style="normal" officeooo:rsid="00170ef7" style:font-style-asian="normal" style:font-style-complex="normal"/>
    </style:style>
    <style:style style:name="T8" style:family="text">
      <style:text-properties style:font-name="Khmer OS" fo:font-style="normal" fo:font-weight="bold" officeooo:rsid="00170ef7" style:font-style-asian="normal" style:font-weight-asian="bold" style:font-style-complex="normal" style:font-weight-complex="bold"/>
    </style:style>
    <style:style style:name="T9" style:family="text">
      <style:text-properties style:font-name="Khmer OS" fo:font-size="16pt" fo:font-style="normal" fo:font-weight="bold" officeooo:rsid="00170ef7" style:font-style-asian="normal" style:font-weight-asian="bold" style:font-style-complex="normal" style:font-weight-complex="bold"/>
    </style:style>
    <style:style style:name="T10" style:family="text">
      <style:text-properties style:font-name="Khmer OS System" fo:font-size="12pt" style:font-size-asian="12pt" style:font-name-complex="Khmer OS System2" style:font-size-complex="12pt"/>
    </style:style>
    <style:style style:name="T11" style:family="text">
      <style:text-properties style:font-name="Khmer OS System" fo:font-size="12pt" style:font-size-asian="12pt" style:font-name-complex="Khmer OS System2" style:font-size-complex="12pt" style:language-complex="km" style:country-complex="KH"/>
    </style:style>
    <style:style style:name="T12" style:family="text">
      <style:text-properties fo:color="#fc5c00" loext:opacity="100%" style:font-name="Khmer OS" fo:font-size="14pt" fo:font-weight="bold" style:font-weight-asian="bold" style:font-weight-complex="bold"/>
    </style:style>
    <style:style style:name="T13" style:family="text">
      <style:text-properties fo:color="#fc5c00" loext:opacity="100%" style:font-name="Khmer OS" fo:font-size="14pt" fo:font-weight="bold" style:font-size-asian="10pt" style:font-weight-asian="bold" style:font-weight-complex="bold"/>
    </style:style>
    <style:style style:name="T14" style:family="text">
      <style:text-properties fo:color="#fc5c00" loext:opacity="100%" style:font-name="Khmer OS" fo:font-size="14pt" fo:font-weight="bold" style:font-size-asian="8pt" style:font-weight-asian="bold" style:font-weight-complex="bold"/>
    </style:style>
    <style:style style:name="T15" style:family="text">
      <style:text-properties fo:color="#fc5c00" loext:opacity="100%" style:font-name="Khmer OS" fo:font-size="12pt" fo:font-weight="bold" style:font-size-asian="10pt" style:font-weight-asian="bold" style:font-weight-complex="bold"/>
    </style:style>
    <style:style style:name="T16" style:family="text">
      <style:text-properties fo:color="#fc5c00" loext:opacity="100%" style:font-name="Khmer OS" fo:font-size="10pt" fo:font-weight="bold" style:font-size-asian="8pt" style:font-weight-asian="bold" style:font-weight-complex="bold"/>
    </style:style>
    <style:style style:name="T17" style:family="text">
      <style:text-properties fo:color="#fc5c00" loext:opacity="100%" style:text-position="super 67%" style:font-name="Khmer OS" fo:font-size="14pt" fo:font-weight="bold" style:font-weight-asian="bold" style:font-weight-complex="bold"/>
    </style:style>
    <style:style style:name="T18" style:family="text">
      <style:text-properties fo:color="#fc5c00" loext:opacity="100%" style:text-position="sub 67%" style:font-name="Khmer OS" fo:font-size="14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Default_20_Paragraph_20_Font"><text:span text:style-name="T9">Group 3</text:span></text:span></text:p>
      <text:p text:style-name="P1"><text:span text:style-name="Default_20_Paragraph_20_Font"><text:span text:style-name="T1">Corn Daveat<text:line-break/>Mab Met<text:line-break/>Chhun Menghong<text:line-break/>Ghheav Sinh<text:line-break/>Kol Panhadith<text:line-break/>Rak Yuth<text:line-break/>Chean Chivaro<text:line-break/><text:line-break/></text:span></text:span><text:span text:style-name="Default_20_Paragraph_20_Font"><text:span text:style-name="T4">Relationship Entity:</text:span></text:span></text:p>
      <text:p text:style-name="P1"><text:span text:style-name="Default_20_Paragraph_20_Font"><text:span text:style-name="T1"><text:line-break/></text:span></text:span><text:span text:style-name="Default_20_Paragraph_20_Font"><text:span text:style-name="T10">Employee </text:span></text:span><text:span text:style-name="Default_20_Paragraph_20_Font"><text:span text:style-name="T11">១នាក់អាចមានទំនាក់ទំនងជាមួយការនាំចូល (Import) ច្រើនដងឬអត់</text:span></text:span></text:p>
      <text:p text:style-name="P14"><text:span text:style-name="Default_20_Paragraph_20_Font"><text:span text:style-name="T10">Import </text:span></text:span><text:span text:style-name="Default_20_Paragraph_20_Font"><text:span text:style-name="T11">១ដងត្រូវតែមានទំនាក់ទំនងជាមួយ Employee តែម្នាក់គត់</text:span></text:span><text:span text:style-name="Default_20_Paragraph_20_Font"><text:span text:style-name="T1"><text:line-break/></text:span></text:span></text:p>
      <text:p text:style-name="P9"><text:span text:style-name="Default_20_Paragraph_20_Font"><text:span text:style-name="T12">Employee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5">Has</text:span></text:span><text:span text:style-name="Default_20_Paragraph_20_Font"><text:span text:style-name="T12">---- </text:span></text:span><text:span text:style-name="Default_20_Paragraph_20_Font"><text:span text:style-name="T16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Import </text:span></text:span></text:p>
      <text:p text:style-name="P9"><text:span text:style-name="Default_20_Paragraph_20_Font"><text:span text:style-name="T12">&lt;=&gt; 1 To M</text:span></text:span><text:span text:style-name="Default_20_Paragraph_20_Font"><text:span text:style-name="T1"><text:line-break/></text:span></text:span></text:p>
      <text:list xml:id="list843111582" text:style-name="WWNum1">
        <text:list-header>
          <text:p text:style-name="P3"><text:span text:style-name="T10">Employee </text:span><text:span text:style-name="T11">១នាក់អាចមានទំនាក់ទំនងជាមួយការលក់ (Sale) ច្រើនដងឬអត់</text:span></text:p>
        </text:list-header>
      </text:list>
      <text:p text:style-name="P13"><text:span text:style-name="Default_20_Paragraph_20_Font"><text:span text:style-name="T10">Sale </text:span></text:span><text:span text:style-name="Default_20_Paragraph_20_Font"><text:span text:style-name="T11">១ដងត្រូវតែមានទំនាក់ទំនងជាមួយ Employee តែម្នាក់គត់</text:span></text:span><text:span text:style-name="Default_20_Paragraph_20_Font"><text:span text:style-name="T1"><text:line-break/></text:span></text:span></text:p>
      <text:p text:style-name="P9"><text:span text:style-name="Default_20_Paragraph_20_Font"><text:span text:style-name="T12">- Employee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5">Has</text:span></text:span><text:span text:style-name="Default_20_Paragraph_20_Font"><text:span text:style-name="T12">---- </text:span></text:span><text:span text:style-name="Default_20_Paragraph_20_Font"><text:span text:style-name="T16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Sale</text:span></text:span></text:p>
      <text:p text:style-name="P9"><text:span text:style-name="Default_20_Paragraph_20_Font"><text:span text:style-name="T12">&lt;=&gt; 1 To M</text:span></text:span></text:p>
      <text:p text:style-name="P2"/>
      <text:list xml:id="list100022587690140" text:continue-numbering="true" text:style-name="WWNum1">
        <text:list-header>
          <text:p text:style-name="P4"><text:span text:style-name="T10">Customer </text:span><text:span text:style-name="T11">១នាក់អាចមានទំនាក់ទំនងជាមួយការលក់ (Sale) បានច្រើនដងឬអត់</text:span></text:p>
          <text:p text:style-name="P5">Sale ១ដងត្រូវមានទំនាក់ទំនងជាមួយ Customer តែម្នាក់គត់</text:p>
        </text:list-header>
      </text:list>
      <text:p text:style-name="P9"><text:span text:style-name="Default_20_Paragraph_20_Font"><text:span text:style-name="T12">- Customer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Sale</text:span></text:span></text:p>
      <text:p text:style-name="P9"><text:span text:style-name="Default_20_Paragraph_20_Font"><text:span text:style-name="T12">&lt;=&gt; 1 To M</text:span></text:span></text:p>
      <text:p text:style-name="P2"/>
      <text:list xml:id="list100021621936100" text:continue-numbering="true" text:style-name="WWNum1">
        <text:list-header>
          <text:p text:style-name="P5"><text:soft-page-break/>Supplier ១អាចមានទំនាក់ទំនងជាមួយការនាំចូល (Import) បានច្រើនដងឬអត់</text:p>
          <text:p text:style-name="P5">Import ១ដងត្រូវមានតែមានទំនាក់ទំនងជាមួយ Supplier តែ១គត់</text:p>
        </text:list-header>
      </text:list>
      <text:p text:style-name="P9"><text:span text:style-name="Default_20_Paragraph_20_Font"><text:span text:style-name="T12">- Supplier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Import</text:span></text:span></text:p>
      <text:p text:style-name="P9"><text:span text:style-name="Default_20_Paragraph_20_Font"><text:span text:style-name="T12">&lt;=&gt; 1 To M</text:span></text:span></text:p>
      <text:p text:style-name="P2"/>
      <text:list xml:id="list100022610489703" text:continue-numbering="true" text:style-name="WWNum1">
        <text:list-header>
          <text:p text:style-name="P5">Category ១ប្រភេទអាចមានទំនិញ (Product) ច្រើនឬអត់</text:p>
          <text:p text:style-name="P5">Product ១មុខត្រូវតែមានទំនាក់ទំនងជាមួយ Category តែ១គត់</text:p>
        </text:list-header>
      </text:list>
      <text:p text:style-name="P9"><text:span text:style-name="Default_20_Paragraph_20_Font"><text:span text:style-name="T12">- Category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Product</text:span></text:span></text:p>
      <text:p text:style-name="P9"><text:span text:style-name="Default_20_Paragraph_20_Font"><text:span text:style-name="T12">&lt;=&gt; 1 To M</text:span></text:span></text:p>
      <text:list xml:id="list100022437128661" text:continue-numbering="true" text:style-name="WWNum1">
        <text:list-header>
          <text:p text:style-name="P6"/>
          <text:p text:style-name="P6">Product ១មុខអាចមានទំនាក់ទំនងជាមួយការនាំចូល (Import) ម្តងឬច្រើនដង</text:p>
          <text:p text:style-name="P6">Import ១ដងអាចមានទំនាក់ទំនងជាមួយ Product ១មុខឬច្រើនមុខ</text:p>
        </text:list-header>
      </text:list>
      <text:p text:style-name="P10"><text:span text:style-name="Default_20_Paragraph_20_Font"><text:span text:style-name="T12">- Product </text:span></text:span><text:span text:style-name="Default_20_Paragraph_20_Font"><text:span text:style-name="T17">1</text:span></text:span><text:span text:style-name="Default_20_Paragraph_20_Font"><text:span text:style-name="T18">m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Import</text:span></text:span></text:p>
      <text:p text:style-name="P10"><text:span text:style-name="Default_20_Paragraph_20_Font"><text:span text:style-name="T12">&lt;=&gt; M To N</text:span></text:span></text:p>
      <text:p text:style-name="P7"><text:span text:style-name="Default_20_Paragraph_20_Font"><text:span text:style-name="T12">Product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2"> <text:s/>(Stock Detail)</text:span></text:span><text:span text:style-name="Default_20_Paragraph_20_Font"><text:span text:style-name="T17">M</text:span></text:span><text:span text:style-name="Default_20_Paragraph_20_Font"><text:span text:style-name="T12"> ----</text:span></text:span><text:span text:style-name="Default_20_Paragraph_20_Font"><text:span text:style-name="T13">Has</text:span></text:span><text:span text:style-name="Default_20_Paragraph_20_Font"><text:span text:style-name="T12">--- </text:span></text:span><text:span text:style-name="Default_20_Paragraph_20_Font"><text:span text:style-name="T14">0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Import</text:span></text:span></text:p>
      <text:p text:style-name="P12">1 – M and M – 1</text:p>
      <text:p text:style-name="P8"><text:span text:style-name="Default_20_Paragraph_20_Font"><text:span text:style-name="T12">M To N</text:span></text:span><text:span text:style-name="Default_20_Paragraph_20_Font"><text:span text:style-name="T1"><text:line-break/></text:span></text:span></text:p>
      <text:list xml:id="list100022373580144" text:continue-numbering="true" text:style-name="WWNum1">
        <text:list-header>
          <text:p text:style-name="P6">Product ១មុខអាចមានទំនាក់ទំនងជាមួយការលក់ (Sale) ១ដងឬច្រើនដង</text:p>
        </text:list-header>
      </text:list>
      <text:p text:style-name="P13"><text:span text:style-name="Default_20_Paragraph_20_Font"><text:span text:style-name="T11">Sale ១ដងអាចមានទំនាក់ទំនងជាមួយ Product ១មុខឬច្រើនមុខ</text:span></text:span><text:span text:style-name="Default_20_Paragraph_20_Font"><text:span text:style-name="T1"><text:line-break/></text:span></text:span></text:p>
      <text:p text:style-name="P11"><text:span text:style-name="Default_20_Paragraph_20_Font"><text:span text:style-name="T12">Product </text:span></text:span><text:span text:style-name="Default_20_Paragraph_20_Font"><text:span text:style-name="T17">1</text:span></text:span><text:span text:style-name="Default_20_Paragraph_20_Font"><text:span text:style-name="T18">m</text:span></text:span><text:span text:style-name="Default_20_Paragraph_20_Font"><text:span text:style-name="T12">----</text:span></text:span><text:span text:style-name="Default_20_Paragraph_20_Font"><text:span text:style-name="T15">Has</text:span></text:span><text:span text:style-name="Default_20_Paragraph_20_Font"><text:span text:style-name="T12">---- </text:span></text:span><text:span text:style-name="Default_20_Paragraph_20_Font"><text:span text:style-name="T16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Sale </text:span></text:span></text:p>
      <text:p text:style-name="P11"><text:span text:style-name="Default_20_Paragraph_20_Font"><text:span text:style-name="T12">&lt;=&gt; M To N</text:span></text:span></text:p>
      <text:p text:style-name="P7"><text:span text:style-name="Default_20_Paragraph_20_Font"><text:span text:style-name="T12">Product 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2">----</text:span></text:span><text:span text:style-name="Default_20_Paragraph_20_Font"><text:span text:style-name="T13">Has</text:span></text:span><text:span text:style-name="Default_20_Paragraph_20_Font"><text:span text:style-name="T12">---- </text:span></text:span><text:span text:style-name="Default_20_Paragraph_20_Font"><text:span text:style-name="T14">0</text:span></text:span><text:span text:style-name="Default_20_Paragraph_20_Font"><text:span text:style-name="T17">M</text:span></text:span><text:span text:style-name="Default_20_Paragraph_20_Font"><text:span text:style-name="T18">1</text:span></text:span><text:span text:style-name="Default_20_Paragraph_20_Font"><text:span text:style-name="T12"> <text:s/>(Sale Detail)</text:span></text:span><text:span text:style-name="Default_20_Paragraph_20_Font"><text:span text:style-name="T17">M</text:span></text:span><text:span text:style-name="Default_20_Paragraph_20_Font"><text:span text:style-name="T12"> ----</text:span></text:span><text:span text:style-name="Default_20_Paragraph_20_Font"><text:span text:style-name="T13">Has</text:span></text:span><text:span text:style-name="Default_20_Paragraph_20_Font"><text:span text:style-name="T12">--- </text:span></text:span><text:span text:style-name="Default_20_Paragraph_20_Font"><text:span text:style-name="T14">0</text:span></text:span><text:span text:style-name="Default_20_Paragraph_20_Font"><text:span text:style-name="T17">1</text:span></text:span><text:span text:style-name="Default_20_Paragraph_20_Font"><text:span text:style-name="T18">1</text:span></text:span><text:span text:style-name="Default_20_Paragraph_20_Font"><text:span text:style-name="T17"> </text:span></text:span><text:span text:style-name="Default_20_Paragraph_20_Font"><text:span text:style-name="T12">Sale</text:span></text:span></text:p>
      <text:p text:style-name="P12">1 – M and M – 1</text:p>
      <text:p text:style-name="P7"><text:span text:style-name="Default_20_Paragraph_20_Font"><text:span text:style-name="T12">M To 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Khmer OS System2" svg:font-family="'Khmer OS System'"/>
    <style:font-face style:name="Khmer OS System" svg:font-family="'Khmer OS System'" style:font-family-generic="swiss"/>
    <style:font-face style:name="Courier New" svg:font-family="'Courier New'" style:font-adornments="Regular" style:font-pitch="fixed"/>
    <style:font-face style:name="Khmer OS System1" svg:font-family="'Khmer OS System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Khmer OS" svg:font-family="'Khmer O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km" style:country-complex="K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km" style:country-complex="KH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Khmer OS System2" style:font-family-complex="'Khmer OS System'"/>
    </style:style>
    <style:style style:name="ListLabel_20_2" style:display-name="ListLabel 2" style:family="text">
      <style:text-properties style:font-name-complex="Courier New1" style:font-family-complex="'Courier New'"/>
    </style:style>
    <style:style style:name="ListLabel_20_3" style:display-name="ListLabel 3" style:family="text">
      <style:text-properties style:font-name-complex="Courier New1" style:font-family-complex="'Courier New'"/>
    </style:style>
    <style:style style:name="ListLabel_20_4" style:display-name="ListLabel 4" style:family="text">
      <style:text-properties style:font-name-complex="Courier New1" style:font-family-complex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Khmer OS System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menghong</meta:initial-creator>
    <meta:creation-date>2021-06-10T02:31:00Z</meta:creation-date>
    <dc:date>2021-06-10T10:00:20.868115865</dc:date>
    <meta:editing-cycles>14</meta:editing-cycles>
    <meta:editing-duration>PT20M10S</meta:editing-duration>
    <meta:document-statistic meta:table-count="0" meta:image-count="0" meta:object-count="0" meta:page-count="2" meta:paragraph-count="37" meta:word-count="276" meta:character-count="1200" meta:non-whitespace-character-count="1054"/>
    <meta:template xlink:type="simple" xlink:actuate="onRequest" xlink:title="" xlink:href="Normal.dotm"/>
  </office:meta>
</office:document-meta>
</file>